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7dcea" fo:border="none"/>
      <style:text-properties style:use-window-font-color="true" style:text-outline="false" style:text-line-through-styl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ce1"/>
        <table:table-row table:style-name="ro1">
          <table:table-cell table:number-columns-repeated="2" office:value-type="float" office:value="20161114">
            <text:p>20161114</text:p>
          </table:table-cell>
          <table:table-cell office:value-type="float" office:value="5000">
            <text:p>5000</text:p>
          </table:table-cell>
          <table:table-cell office:value-type="string">
            <text:p> </text:p>
          </table:table-cell>
          <table:table-cell office:value-type="string">
            <text:p>HT GIC 1.7% 14NV16A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85.47">
            <text:p>85.47</text:p>
          </table:table-cell>
        </table:table-row>
        <table:table-row table:style-name="ro1">
          <table:table-cell table:number-columns-repeated="2" table:style-name="ce2" office:value-type="float" office:value="20161114">
            <text:p>20161114</text:p>
          </table:table-cell>
          <table:table-cell table:style-name="ce2" office:value-type="float" office:value="-5000">
            <text:p>-50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T GIC 1.7% 14NV16A</text:p>
          </table:table-cell>
          <table:table-cell table:style-name="ce2" office:value-type="string">
            <text:p>RED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office:value-type="float" office:value="20161111">
            <text:p>20161111</text:p>
          </table:table-cell>
          <table:table-cell office:value-type="float" office:value="20161116">
            <text:p>20161116</text:p>
          </table:table-cell>
          <table:table-cell office:value-type="float" office:value="300">
            <text:p>300</text:p>
          </table:table-cell>
          <table:table-cell office:value-type="string">
            <text:p> </text:p>
          </table:table-cell>
          <table:table-cell office:value-type="string">
            <text:p>VANECK VECTORS RUSSIA ETF</text:p>
          </table:table-cell>
          <table:table-cell office:value-type="string">
            <text:p>BUY</text:p>
          </table:table-cell>
          <table:table-cell office:value-type="float" office:value="18.269">
            <text:p>18.269</text:p>
          </table:table-cell>
          <table:table-cell office:value-type="float" office:value="6.88">
            <text:p>6.88</text:p>
          </table:table-cell>
          <table:table-cell office:value-type="float" office:value="-7533.35">
            <text:p>-7533.35</text:p>
          </table:table-cell>
        </table:table-row>
        <table:table-row table:style-name="ro1">
          <table:table-cell table:style-name="ce2" office:value-type="float" office:value="20161104">
            <text:p>20161104</text:p>
          </table:table-cell>
          <table:table-cell table:style-name="ce2" office:value-type="float" office:value="20161109">
            <text:p>20161109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TESLA MOTORS INC</text:p>
          </table:table-cell>
          <table:table-cell table:style-name="ce2" office:value-type="string">
            <text:p>SELL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4933.57">
            <text:p>4933.57</text:p>
          </table:table-cell>
        </table:table-row>
        <table:table-row table:style-name="ro1">
          <table:table-cell office:value-type="float" office:value="20161101">
            <text:p>20161101</text:p>
          </table:table-cell>
          <table:table-cell office:value-type="float" office:value="20161104">
            <text:p>20161104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TESLA MOTORS INC</text:p>
          </table:table-cell>
          <table:table-cell office:value-type="string">
            <text:p>BUY</text:p>
          </table:table-cell>
          <table:table-cell office:value-type="float" office:value="189.9799">
            <text:p>189.9799</text:p>
          </table:table-cell>
          <table:table-cell office:value-type="float" office:value="6.88">
            <text:p>6.88</text:p>
          </table:table-cell>
          <table:table-cell office:value-type="float" office:value="-5168.06">
            <text:p>-5168.06</text:p>
          </table:table-cell>
        </table:table-row>
        <table:table-row table:style-name="ro1">
          <table:table-cell table:style-name="ce2" office:value-type="float" office:value="20161101">
            <text:p>20161101</text:p>
          </table:table-cell>
          <table:table-cell table:style-name="ce2" office:value-type="float" office:value="20161031">
            <text:p>20161031</text:p>
          </table:table-cell>
          <table:table-cell table:style-name="ce2" office:value-type="float" office:value="0.063">
            <text:p>0.063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BC INV S/A-A$U/NL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1101">
            <text:p>20161101</text:p>
          </table:table-cell>
          <table:table-cell office:value-type="float" office:value="20161031">
            <text:p>201610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84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1031">
            <text:p>20161031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BOMBARDIER 5.476% S3 PFD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58.76">
            <text:p>58.76</text:p>
          </table:table-cell>
        </table:table-row>
        <table:table-row table:style-name="ro1">
          <table:table-cell table:number-columns-repeated="2" office:value-type="float" office:value="20161027">
            <text:p>20161027</text:p>
          </table:table-cell>
          <table:table-cell office:value-type="float" office:value="5000">
            <text:p>5000</text:p>
          </table:table-cell>
          <table:table-cell office:value-type="string">
            <text:p> </text:p>
          </table:table-cell>
          <table:table-cell office:value-type="string">
            <text:p>EQUITY FINANCIAL TRUST ANN GIC 1.52% 27OCT17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5000">
            <text:p>-5000</text:p>
          </table:table-cell>
        </table:table-row>
        <table:table-row table:style-name="ro1">
          <table:table-cell table:style-name="ce2" office:value-type="float" office:value="20161021">
            <text:p>20161021</text:p>
          </table:table-cell>
          <table:table-cell table:style-name="ce2" office:value-type="float" office:value="20161026">
            <text:p>20161026</text:p>
          </table:table-cell>
          <table:table-cell table:style-name="ce2" office:value-type="float" office:value="325">
            <text:p>3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ANADIAN SOLAR INC</text:p>
          </table:table-cell>
          <table:table-cell table:style-name="ce2" office:value-type="string">
            <text:p>SELL</text:p>
          </table:table-cell>
          <table:table-cell table:style-name="ce2" office:value-type="float" office:value="15.7801">
            <text:p>15.7801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6733.79">
            <text:p>6733.79</text:p>
          </table:table-cell>
        </table:table-row>
        <table:table-row table:style-name="ro1">
          <table:table-cell table:number-columns-repeated="2" office:value-type="float" office:value="20161003">
            <text:p>20161003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ALBEMARLE CORP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number-columns-repeated="2" table:style-name="ce2" office:value-type="float" office:value="20161003">
            <text:p>2016100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3120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1003">
            <text:p>20161003</text:p>
          </table:table-cell>
          <table:table-cell office:value-type="float" office:value="20160930">
            <text:p>20160930</text:p>
          </table:table-cell>
          <table:table-cell office:value-type="float" office:value="0.07">
            <text:p>0.07</text:p>
          </table:table-cell>
          <table:table-cell office:value-type="string">
            <text:p> </text:p>
          </table:table-cell>
          <table:table-cell office:value-type="string">
            <text:p>RBC INV S/A-A$U/NL/N'FRAC</text:p>
          </table:table-cell>
          <table:table-cell office:value-type="string">
            <text:p>DRIP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1003">
            <text:p>20161003</text:p>
          </table:table-cell>
          <table:table-cell table:style-name="ce2" office:value-type="float" office:value="20160930">
            <text:p>2016093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VALUE = 0.92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60930">
            <text:p>2016093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/>
          <table:table-cell office:value-type="string">
            <text:p>CONT</text:p>
          </table:table-cell>
          <table:table-cell table:number-columns-repeated="2"/>
          <table:table-cell office:value-type="float" office:value="10000">
            <text:p>10000</text:p>
          </table:table-cell>
        </table:table-row>
        <table:table-row table:style-name="ro1">
          <table:table-cell table:number-columns-repeated="2" table:style-name="ce2" office:value-type="float" office:value="20160923">
            <text:p>20160923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27.47">
            <text:p>27.47</text:p>
          </table:table-cell>
        </table:table-row>
        <table:table-row table:style-name="ro1">
          <table:table-cell table:number-columns-repeated="2" office:value-type="float" office:value="20160923">
            <text:p>2016092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144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901">
            <text:p>20160901</text:p>
          </table:table-cell>
          <table:table-cell table:style-name="ce2" office:value-type="float" office:value="20160831">
            <text:p>20160831</text:p>
          </table:table-cell>
          <table:table-cell table:style-name="ce2" office:value-type="float" office:value="0.058">
            <text:p>0.05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BC INV S/A-A$U/NL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901">
            <text:p>20160901</text:p>
          </table:table-cell>
          <table:table-cell office:value-type="float" office:value="20160831">
            <text:p>201608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76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824">
            <text:p>20160824</text:p>
          </table:table-cell>
          <table:table-cell table:style-name="ce2" office:value-type="float" office:value="20160829">
            <text:p>20160829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TESLA MOTORS INC</text:p>
          </table:table-cell>
          <table:table-cell table:style-name="ce2" office:value-type="string">
            <text:p>BUY</text:p>
          </table:table-cell>
          <table:table-cell table:style-name="ce2" office:value-type="float" office:value="223.2099">
            <text:p>223.2099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-6739.47">
            <text:p>-6739.47</text:p>
          </table:table-cell>
        </table:table-row>
        <table:table-row table:style-name="ro1">
          <table:table-cell table:number-columns-repeated="2" office:value-type="float" office:value="20160811">
            <text:p>20160811</text:p>
          </table:table-cell>
          <table:table-cell office:value-type="float" office:value="50">
            <text:p>5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37.09">
            <text:p>37.09</text:p>
          </table:table-cell>
        </table:table-row>
        <table:table-row table:style-name="ro1">
          <table:table-cell table:number-columns-repeated="2" table:style-name="ce2" office:value-type="float" office:value="20160811">
            <text:p>2016081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3015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60810">
            <text:p>20160810</text:p>
          </table:table-cell>
          <table:table-cell office:value-type="float" office:value="248.008">
            <text:p>248.008</text:p>
          </table:table-cell>
          <table:table-cell office:value-type="string">
            <text:p> </text:p>
          </table:table-cell>
          <table:table-cell office:value-type="string">
            <text:p>RBC INV S/A-A$U/NL/N'FRAC</text:p>
          </table:table-cell>
          <table:table-cell office:value-type="string">
            <text:p>SEL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63.91">
            <text:p>3263.91</text:p>
          </table:table-cell>
        </table:table-row>
        <table:table-row table:style-name="ro1">
          <table:table-cell table:number-columns-repeated="2" table:style-name="ce2" office:value-type="float" office:value="20160809">
            <text:p>20160809</text:p>
          </table:table-cell>
          <table:table-cell table:style-name="ce2" office:value-type="float" office:value="529.3">
            <text:p>529.3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BC INV S/A-A$U/NL/N'FRAC</text:p>
          </table:table-cell>
          <table:table-cell table:style-name="ce2" office:value-type="string">
            <text:p>BUY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6931.98">
            <text:p>-6931.98</text:p>
          </table:table-cell>
        </table:table-row>
        <table:table-row table:style-name="ro1">
          <table:table-cell office:value-type="float" office:value="20160805">
            <text:p>20160805</text:p>
          </table:table-cell>
          <table:table-cell office:value-type="float" office:value="20160810">
            <text:p>20160810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ALBEMARLE CORP</text:p>
          </table:table-cell>
          <table:table-cell office:value-type="string">
            <text:p>BUY</text:p>
          </table:table-cell>
          <table:table-cell office:value-type="float" office:value="82.4399">
            <text:p>82.4399</text:p>
          </table:table-cell>
          <table:table-cell office:value-type="float" office:value="6.88">
            <text:p>6.88</text:p>
          </table:table-cell>
          <table:table-cell office:value-type="float" office:value="-3263.91">
            <text:p>-3263.91</text:p>
          </table:table-cell>
        </table:table-row>
        <table:table-row table:style-name="ro1">
          <table:table-cell table:style-name="ce2" office:value-type="float" office:value="20160804">
            <text:p>20160804</text:p>
          </table:table-cell>
          <table:table-cell table:style-name="ce2" office:value-type="float" office:value="20160809">
            <text:p>20160809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SELL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6917.69">
            <text:p>6917.69</text:p>
          </table:table-cell>
        </table:table-row>
        <table:table-row table:style-name="ro1">
          <table:table-cell office:value-type="float" office:value="20160802">
            <text:p>20160802</text:p>
          </table:table-cell>
          <table:table-cell office:value-type="float" office:value="20160729">
            <text:p>20160729</text:p>
          </table:table-cell>
          <table:table-cell office:value-type="float" office:value="0.019">
            <text:p>0.019</text:p>
          </table:table-cell>
          <table:table-cell office:value-type="string">
            <text:p> </text:p>
          </table:table-cell>
          <table:table-cell office:value-type="string">
            <text:p>RBC INV S/A-A$U/NL/N'FRAC</text:p>
          </table:table-cell>
          <table:table-cell office:value-type="string">
            <text:p>DRIP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802">
            <text:p>20160802</text:p>
          </table:table-cell>
          <table:table-cell table:style-name="ce2" office:value-type="float" office:value="20160729">
            <text:p>2016072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VALUE = 0.25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60801">
            <text:p>20160801</text:p>
          </table:table-cell>
          <table:table-cell office:value-type="float" office:value="300">
            <text:p>300</text:p>
          </table:table-cell>
          <table:table-cell office:value-type="string">
            <text:p> </text:p>
          </table:table-cell>
          <table:table-cell office:value-type="string">
            <text:p>BOMBARDIER 5.476% S3 PFD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58.76">
            <text:p>58.76</text:p>
          </table:table-cell>
        </table:table-row>
        <table:table-row table:style-name="ro1">
          <table:table-cell table:style-name="ce2" office:value-type="float" office:value="20160714">
            <text:p>20160714</text:p>
          </table:table-cell>
          <table:table-cell table:style-name="ce2" office:value-type="float" office:value="20160719">
            <text:p>20160719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SELL</text:p>
          </table:table-cell>
          <table:table-cell table:style-name="ce2" office:value-type="float" office:value="30.7467">
            <text:p>30.7467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5853.11">
            <text:p>5853.11</text:p>
          </table:table-cell>
        </table:table-row>
        <table:table-row table:style-name="ro1">
          <table:table-cell office:value-type="float" office:value="20160713">
            <text:p>20160713</text:p>
          </table:table-cell>
          <table:table-cell office:value-type="float" office:value="20160718">
            <text:p>20160718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TESLA MOTORS INC</text:p>
          </table:table-cell>
          <table:table-cell office:value-type="string">
            <text:p>SELL</text:p>
          </table:table-cell>
          <table:table-cell office:value-type="float" office:value="225.5">
            <text:p>225.5</text:p>
          </table:table-cell>
          <table:table-cell office:value-type="float" office:value="6.88">
            <text:p>6.88</text:p>
          </table:table-cell>
          <table:table-cell office:value-type="float" office:value="4318.33">
            <text:p>4318.33</text:p>
          </table:table-cell>
        </table:table-row>
        <table:table-row table:style-name="ro1">
          <table:table-cell table:number-columns-repeated="2" table:style-name="ce2" office:value-type="float" office:value="20160704">
            <text:p>2016070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3.91">
            <text:p>3.91</text:p>
          </table:table-cell>
        </table:table-row>
        <table:table-row table:style-name="ro1">
          <table:table-cell table:number-columns-repeated="2" office:value-type="float" office:value="20160704">
            <text:p>2016070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2827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704">
            <text:p>20160704</text:p>
          </table:table-cell>
          <table:table-cell table:style-name="ce2" office:value-type="float" office:value="20160630">
            <text:p>20160630</text:p>
          </table:table-cell>
          <table:table-cell table:style-name="ce2" office:value-type="float" office:value="0.018">
            <text:p>0.01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BC INV S/A-A$U/NL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704">
            <text:p>20160704</text:p>
          </table:table-cell>
          <table:table-cell office:value-type="float" office:value="20160630">
            <text:p>2016063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23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623">
            <text:p>20160623</text:p>
          </table:table-cell>
          <table:table-cell table:style-name="ce2" office:value-type="float" office:value="205">
            <text:p>20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99.34">
            <text:p>99.34</text:p>
          </table:table-cell>
        </table:table-row>
        <table:table-row table:style-name="ro1">
          <table:table-cell table:number-columns-repeated="2" office:value-type="float" office:value="20160623">
            <text:p>2016062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2752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620">
            <text:p>20160620</text:p>
          </table:table-cell>
          <table:table-cell table:style-name="ce2" office:value-type="float" office:value="20160623">
            <text:p>2016062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SELL</text:p>
          </table:table-cell>
          <table:table-cell table:style-name="ce2" office:value-type="float" office:value="82.8501">
            <text:p>82.8501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1036.94">
            <text:p>1036.94</text:p>
          </table:table-cell>
        </table:table-row>
        <table:table-row table:style-name="ro1">
          <table:table-cell office:value-type="float" office:value="20160613">
            <text:p>20160613</text:p>
          </table:table-cell>
          <table:table-cell office:value-type="float" office:value="20160616">
            <text:p>20160616</text:p>
          </table:table-cell>
          <table:table-cell office:value-type="float" office:value="300">
            <text:p>300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BUY</text:p>
          </table:table-cell>
          <table:table-cell office:value-type="float" office:value="15.9">
            <text:p>15.9</text:p>
          </table:table-cell>
          <table:table-cell office:value-type="float" office:value="6.88">
            <text:p>6.88</text:p>
          </table:table-cell>
          <table:table-cell office:value-type="float" office:value="-6207.08">
            <text:p>-6207.08</text:p>
          </table:table-cell>
        </table:table-row>
        <table:table-row table:style-name="ro1">
          <table:table-cell table:number-columns-repeated="2" table:style-name="ce2" office:value-type="float" office:value="20160607">
            <text:p>20160607</text:p>
          </table:table-cell>
          <table:table-cell table:style-name="ce2" office:value-type="float" office:value="118.439">
            <text:p>118.439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BC INV S/A-A$U/NL/N'FRAC</text:p>
          </table:table-cell>
          <table:table-cell table:style-name="ce2" office:value-type="string">
            <text:p>BUY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554.22">
            <text:p>-1554.22</text:p>
          </table:table-cell>
        </table:table-row>
        <table:table-row table:style-name="ro1">
          <table:table-cell table:number-columns-repeated="2" office:value-type="float" office:value="20160606">
            <text:p>20160606</text:p>
          </table:table-cell>
          <table:table-cell office:value-type="float" office:value="148.746">
            <text:p>148.746</text:p>
          </table:table-cell>
          <table:table-cell office:value-type="string">
            <text:p> </text:p>
          </table:table-cell>
          <table:table-cell office:value-type="string">
            <text:p>HSBC MON MKT U$ /N'FRAC</text:p>
          </table:table-cell>
          <table:table-cell office:value-type="string">
            <text:p>SEL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51.92">
            <text:p>1951.92</text:p>
          </table:table-cell>
        </table:table-row>
        <table:table-row table:style-name="ro1">
          <table:table-cell table:style-name="ce2" office:value-type="float" office:value="20160606">
            <text:p>20160606</text:p>
          </table:table-cell>
          <table:table-cell table:style-name="ce2" office:value-type="float" office:value="20160603">
            <text:p>20160603</text:p>
          </table:table-cell>
          <table:table-cell table:style-name="ce2" office:value-type="float" office:value="0.002">
            <text:p>0.00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606">
            <text:p>20160606</text:p>
          </table:table-cell>
          <table:table-cell office:value-type="float" office:value="20160603">
            <text:p>2016060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03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602">
            <text:p>20160602</text:p>
          </table:table-cell>
          <table:table-cell table:style-name="ce2" office:value-type="float" office:value="20160607">
            <text:p>20160607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SELL</text:p>
          </table:table-cell>
          <table:table-cell table:style-name="ce2" office:value-type="float" office:value="79.4201">
            <text:p>79.4201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1554.22">
            <text:p>1554.22</text:p>
          </table:table-cell>
        </table:table-row>
        <table:table-row table:style-name="ro1">
          <table:table-cell office:value-type="float" office:value="20160601">
            <text:p>20160601</text:p>
          </table:table-cell>
          <table:table-cell office:value-type="float" office:value="20160606">
            <text:p>20160606</text:p>
          </table:table-cell>
          <table:table-cell office:value-type="float" office:value="150">
            <text:p>150</text:p>
          </table:table-cell>
          <table:table-cell office:value-type="string">
            <text:p> </text:p>
          </table:table-cell>
          <table:table-cell office:value-type="string">
            <text:p>GENERAL MOTORS COMPANY</text:p>
          </table:table-cell>
          <table:table-cell office:value-type="string">
            <text:p>BUY</text:p>
          </table:table-cell>
          <table:table-cell office:value-type="float" office:value="30.23">
            <text:p>30.23</text:p>
          </table:table-cell>
          <table:table-cell office:value-type="float" office:value="6.88">
            <text:p>6.88</text:p>
          </table:table-cell>
          <table:table-cell office:value-type="float" office:value="-5959.43">
            <text:p>-5959.43</text:p>
          </table:table-cell>
        </table:table-row>
        <table:table-row table:style-name="ro1">
          <table:table-cell table:style-name="ce2" office:value-type="float" office:value="20160601">
            <text:p>20160601</text:p>
          </table:table-cell>
          <table:table-cell table:style-name="ce2" office:value-type="float" office:value="20160531">
            <text:p>20160531</text:p>
          </table:table-cell>
          <table:table-cell table:style-name="ce2" office:value-type="float" office:value="0.025">
            <text:p>0.0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601">
            <text:p>20160601</text:p>
          </table:table-cell>
          <table:table-cell office:value-type="float" office:value="20160531">
            <text:p>201605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33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526">
            <text:p>20160526</text:p>
          </table:table-cell>
          <table:table-cell table:style-name="ce2" office:value-type="float" office:value="326.008">
            <text:p>326.00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SELL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92.71">
            <text:p>4292.71</text:p>
          </table:table-cell>
        </table:table-row>
        <table:table-row table:style-name="ro1">
          <table:table-cell table:number-columns-repeated="2" office:value-type="float" office:value="20160525">
            <text:p>20160525</text:p>
          </table:table-cell>
          <table:table-cell office:value-type="float" office:value="269.369">
            <text:p>269.369</text:p>
          </table:table-cell>
          <table:table-cell office:value-type="string">
            <text:p> </text:p>
          </table:table-cell>
          <table:table-cell office:value-type="string">
            <text:p>HSBC MON MKT U$ /N'FRAC</text:p>
          </table:table-cell>
          <table:table-cell office:value-type="string">
            <text:p>BU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3529.14">
            <text:p>-3529.14</text:p>
          </table:table-cell>
        </table:table-row>
        <table:table-row table:style-name="ro1">
          <table:table-cell table:number-columns-repeated="2" table:style-name="ce2" office:value-type="float" office:value="20160524">
            <text:p>20160524</text:p>
          </table:table-cell>
          <table:table-cell table:style-name="ce2" office:value-type="float" office:value="189.307">
            <text:p>189.307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BUY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2455.79">
            <text:p>-2455.79</text:p>
          </table:table-cell>
        </table:table-row>
        <table:table-row table:style-name="ro1">
          <table:table-cell office:value-type="float" office:value="20160523">
            <text:p>20160523</text:p>
          </table:table-cell>
          <table:table-cell office:value-type="float" office:value="20160526">
            <text:p>20160526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TESLA MOTORS INC</text:p>
          </table:table-cell>
          <table:table-cell office:value-type="string">
            <text:p>BUY</text:p>
          </table:table-cell>
          <table:table-cell office:value-type="float" office:value="216.8799">
            <text:p>216.8799</text:p>
          </table:table-cell>
          <table:table-cell office:value-type="float" office:value="6.88">
            <text:p>6.88</text:p>
          </table:table-cell>
          <table:table-cell office:value-type="float" office:value="-4292.71">
            <text:p>-4292.71</text:p>
          </table:table-cell>
        </table:table-row>
        <table:table-row table:style-name="ro1">
          <table:table-cell table:style-name="ce2" office:value-type="float" office:value="20160520">
            <text:p>20160520</text:p>
          </table:table-cell>
          <table:table-cell table:style-name="ce2" office:value-type="float" office:value="20160525">
            <text:p>20160525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ANADIAN SOLAR INC</text:p>
          </table:table-cell>
          <table:table-cell table:style-name="ce2" office:value-type="string">
            <text:p>SELL</text:p>
          </table:table-cell>
          <table:table-cell table:style-name="ce2" office:value-type="float" office:value="18.1001">
            <text:p>18.1001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1769.49">
            <text:p>1769.49</text:p>
          </table:table-cell>
        </table:table-row>
        <table:table-row table:style-name="ro1">
          <table:table-cell office:value-type="float" office:value="20160520">
            <text:p>20160520</text:p>
          </table:table-cell>
          <table:table-cell office:value-type="float" office:value="20160525">
            <text:p>20160525</text:p>
          </table:table-cell>
          <table:table-cell office:value-type="float" office:value="75">
            <text:p>75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SELL</text:p>
          </table:table-cell>
          <table:table-cell office:value-type="float" office:value="18">
            <text:p>18</text:p>
          </table:table-cell>
          <table:table-cell office:value-type="float" office:value="6.88">
            <text:p>6.88</text:p>
          </table:table-cell>
          <table:table-cell office:value-type="float" office:value="1759.65">
            <text:p>1759.65</text:p>
          </table:table-cell>
        </table:table-row>
        <table:table-row table:style-name="ro1">
          <table:table-cell table:number-columns-repeated="2" table:style-name="ce2" office:value-type="float" office:value="20160518">
            <text:p>20160518</text:p>
          </table:table-cell>
          <table:table-cell table:style-name="ce2" office:value-type="float" office:value="181.368">
            <text:p>181.36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SELL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39.19">
            <text:p>2339.19</text:p>
          </table:table-cell>
        </table:table-row>
        <table:table-row table:style-name="ro1">
          <table:table-cell office:value-type="float" office:value="20160518">
            <text:p>20160518</text:p>
          </table:table-cell>
          <table:table-cell office:value-type="float" office:value="20160523">
            <text:p>2016052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SELL</text:p>
          </table:table-cell>
          <table:table-cell office:value-type="float" office:value="95">
            <text:p>95</text:p>
          </table:table-cell>
          <table:table-cell office:value-type="float" office:value="6.88">
            <text:p>6.88</text:p>
          </table:table-cell>
          <table:table-cell office:value-type="float" office:value="2455.79">
            <text:p>2455.79</text:p>
          </table:table-cell>
        </table:table-row>
        <table:table-row table:style-name="ro1">
          <table:table-cell table:style-name="ce2" office:value-type="float" office:value="20160513">
            <text:p>20160513</text:p>
          </table:table-cell>
          <table:table-cell table:style-name="ce2" office:value-type="float" office:value="20160518">
            <text:p>2016051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BUY</text:p>
          </table:table-cell>
          <table:table-cell table:style-name="ce2" office:value-type="float" office:value="90.3399">
            <text:p>90.3399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-2339.19">
            <text:p>-2339.19</text:p>
          </table:table-cell>
        </table:table-row>
        <table:table-row table:style-name="ro1">
          <table:table-cell table:number-columns-repeated="2" office:value-type="float" office:value="20160512">
            <text:p>20160512</text:p>
          </table:table-cell>
          <table:table-cell office:value-type="float" office:value="50">
            <text:p>5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36.45">
            <text:p>36.45</text:p>
          </table:table-cell>
        </table:table-row>
        <table:table-row table:style-name="ro1">
          <table:table-cell table:number-columns-repeated="2" table:style-name="ce2" office:value-type="float" office:value="20160512">
            <text:p>201605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2790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509">
            <text:p>20160509</text:p>
          </table:table-cell>
          <table:table-cell office:value-type="float" office:value="20160512">
            <text:p>20160512</text:p>
          </table:table-cell>
          <table:table-cell office:value-type="float" office:value="100">
            <text:p>100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BUY</text:p>
          </table:table-cell>
          <table:table-cell office:value-type="float" office:value="15.5">
            <text:p>15.5</text:p>
          </table:table-cell>
          <table:table-cell office:value-type="float" office:value="6.88">
            <text:p>6.88</text:p>
          </table:table-cell>
          <table:table-cell office:value-type="float" office:value="-2045.27">
            <text:p>-2045.27</text:p>
          </table:table-cell>
        </table:table-row>
        <table:table-row table:style-name="ro1">
          <table:table-cell table:number-columns-repeated="2" table:style-name="ce2" office:value-type="float" office:value="20160506">
            <text:p>20160506</text:p>
          </table:table-cell>
          <table:table-cell table:style-name="ce2" office:value-type="float" office:value="191.568">
            <text:p>191.56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SELL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13.09">
            <text:p>2413.09</text:p>
          </table:table-cell>
        </table:table-row>
        <table:table-row table:style-name="ro1">
          <table:table-cell table:number-columns-repeated="2" office:value-type="float" office:value="20160505">
            <text:p>20160505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/>
          <table:table-cell office:value-type="string">
            <text:p>CONT</text:p>
          </table:table-cell>
          <table:table-cell table:number-columns-repeated="2"/>
          <table:table-cell office:value-type="float" office:value="5000">
            <text:p>5000</text:p>
          </table:table-cell>
        </table:table-row>
        <table:table-row table:style-name="ro1">
          <table:table-cell table:style-name="ce2" office:value-type="float" office:value="20160503">
            <text:p>20160503</text:p>
          </table:table-cell>
          <table:table-cell table:style-name="ce2" office:value-type="float" office:value="20160506">
            <text:p>20160506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BUY</text:p>
          </table:table-cell>
          <table:table-cell table:style-name="ce2" office:value-type="float" office:value="95.4399">
            <text:p>95.4399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-2413.09">
            <text:p>-2413.09</text:p>
          </table:table-cell>
        </table:table-row>
        <table:table-row table:style-name="ro1">
          <table:table-cell table:number-columns-repeated="2" office:value-type="float" office:value="20160502">
            <text:p>20160502</text:p>
          </table:table-cell>
          <table:table-cell office:value-type="float" office:value="300">
            <text:p>300</text:p>
          </table:table-cell>
          <table:table-cell office:value-type="string">
            <text:p> </text:p>
          </table:table-cell>
          <table:table-cell office:value-type="string">
            <text:p>BOMBARDIER 5.476% S3 PFD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58.76">
            <text:p>58.76</text:p>
          </table:table-cell>
        </table:table-row>
        <table:table-row table:style-name="ro1">
          <table:table-cell table:style-name="ce2" office:value-type="float" office:value="20160502">
            <text:p>20160502</text:p>
          </table:table-cell>
          <table:table-cell table:style-name="ce2" office:value-type="float" office:value="20160429">
            <text:p>20160429</text:p>
          </table:table-cell>
          <table:table-cell table:style-name="ce2" office:value-type="float" office:value="0.013">
            <text:p>0.013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DRIP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60502">
            <text:p>20160502</text:p>
          </table:table-cell>
          <table:table-cell office:value-type="float" office:value="20160429">
            <text:p>201604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VALUE = 0.16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427">
            <text:p>20160427</text:p>
          </table:table-cell>
          <table:table-cell table:style-name="ce2" office:value-type="float" office:value="165.633">
            <text:p>165.633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BUY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2097.49">
            <text:p>-2097.49</text:p>
          </table:table-cell>
        </table:table-row>
        <table:table-row table:style-name="ro1">
          <table:table-cell office:value-type="float" office:value="20160426">
            <text:p>20160426</text:p>
          </table:table-cell>
          <table:table-cell office:value-type="float" office:value="20160429">
            <text:p>20160429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FIRST SOLAR INC</text:p>
          </table:table-cell>
          <table:table-cell office:value-type="string">
            <text:p>BUY</text:p>
          </table:table-cell>
          <table:table-cell office:value-type="float" office:value="61.2299">
            <text:p>61.2299</text:p>
          </table:table-cell>
          <table:table-cell office:value-type="float" office:value="6.88">
            <text:p>6.88</text:p>
          </table:table-cell>
          <table:table-cell office:value-type="float" office:value="-2362.8">
            <text:p>-2362.8</text:p>
          </table:table-cell>
        </table:table-row>
        <table:table-row table:style-name="ro1">
          <table:table-cell table:number-columns-repeated="2" table:style-name="ce2" office:value-type="float" office:value="20160425">
            <text:p>20160425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ELECTRIC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7.29">
            <text:p>7.29</text:p>
          </table:table-cell>
        </table:table-row>
        <table:table-row table:style-name="ro1">
          <table:table-cell table:number-columns-repeated="2" office:value-type="float" office:value="20160425">
            <text:p>20160425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2678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422">
            <text:p>20160422</text:p>
          </table:table-cell>
          <table:table-cell table:style-name="ce2" office:value-type="float" office:value="20160427">
            <text:p>20160427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SELL</text:p>
          </table:table-cell>
          <table:table-cell table:style-name="ce2" office:value-type="float" office:value="66.53">
            <text:p>66.53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2097.49">
            <text:p>2097.49</text:p>
          </table:table-cell>
        </table:table-row>
        <table:table-row table:style-name="ro1">
          <table:table-cell table:number-columns-repeated="2" office:value-type="float" office:value="20160413">
            <text:p>20160413</text:p>
          </table:table-cell>
          <table:table-cell office:value-type="float" office:value="76.373">
            <text:p>76.373</text:p>
          </table:table-cell>
          <table:table-cell office:value-type="string">
            <text:p> </text:p>
          </table:table-cell>
          <table:table-cell office:value-type="string">
            <text:p>HSBC MON MKT U$ /N'FRAC</text:p>
          </table:table-cell>
          <table:table-cell office:value-type="string">
            <text:p>BUY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993.65">
            <text:p>-993.65</text:p>
          </table:table-cell>
        </table:table-row>
        <table:table-row table:style-name="ro1">
          <table:table-cell table:number-columns-repeated="2" table:style-name="ce2" office:value-type="float" office:value="20160412">
            <text:p>20160412</text:p>
          </table:table-cell>
          <table:table-cell table:style-name="ce2" office:value-type="float" office:value="146.968">
            <text:p>146.96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HSBC MON MKT U$ /N'FRAC</text:p>
          </table:table-cell>
          <table:table-cell table:style-name="ce2" office:value-type="string">
            <text:p>BUY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926.09">
            <text:p>-1926.09</text:p>
          </table:table-cell>
        </table:table-row>
        <table:table-row table:style-name="ro1">
          <table:table-cell office:value-type="float" office:value="20160408">
            <text:p>20160408</text:p>
          </table:table-cell>
          <table:table-cell office:value-type="float" office:value="20160413">
            <text:p>2016041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GENERAL ELECTRIC COMPANY</text:p>
          </table:table-cell>
          <table:table-cell office:value-type="string">
            <text:p>SELL</text:p>
          </table:table-cell>
          <table:table-cell office:value-type="float" office:value="30.825">
            <text:p>30.825</text:p>
          </table:table-cell>
          <table:table-cell office:value-type="float" office:value="6.88">
            <text:p>6.88</text:p>
          </table:table-cell>
          <table:table-cell office:value-type="float" office:value="993.65">
            <text:p>993.65</text:p>
          </table:table-cell>
        </table:table-row>
        <table:table-row table:style-name="ro1">
          <table:table-cell table:style-name="ce2" office:value-type="float" office:value="20160407">
            <text:p>20160407</text:p>
          </table:table-cell>
          <table:table-cell table:style-name="ce2" office:value-type="float" office:value="20160412">
            <text:p>2016041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PHABET INC CL-C</text:p>
          </table:table-cell>
          <table:table-cell table:style-name="ce2" office:value-type="string">
            <text:p>SELL</text:p>
          </table:table-cell>
          <table:table-cell table:style-name="ce2" office:value-type="float" office:value="738.3001">
            <text:p>738.3001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1926.09">
            <text:p>1926.09</text:p>
          </table:table-cell>
        </table:table-row>
        <table:table-row table:style-name="ro1">
          <table:table-cell office:value-type="float" office:value="20160405">
            <text:p>20160405</text:p>
          </table:table-cell>
          <table:table-cell office:value-type="float" office:value="20160408">
            <text:p>20160408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CHICAGO BRIDGE &amp; IRON N.V</text:p>
          </table:table-cell>
          <table:table-cell office:value-type="string">
            <text:p>SELL</text:p>
          </table:table-cell>
          <table:table-cell office:value-type="float" office:value="34.9001">
            <text:p>34.9001</text:p>
          </table:table-cell>
          <table:table-cell office:value-type="float" office:value="6.88">
            <text:p>6.88</text:p>
          </table:table-cell>
          <table:table-cell office:value-type="float" office:value="1122.86">
            <text:p>1122.86</text:p>
          </table:table-cell>
        </table:table-row>
        <table:table-row table:style-name="ro1">
          <table:table-cell table:style-name="ce2" office:value-type="float" office:value="20160404">
            <text:p>20160404</text:p>
          </table:table-cell>
          <table:table-cell table:style-name="ce2" office:value-type="float" office:value="20160401">
            <text:p>20160401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CXLDIV</text:p>
          </table:table-cell>
          <table:table-cell table:style-name="ce2" table:number-columns-repeated="2"/>
          <table:table-cell table:style-name="ce2" office:value-type="float" office:value="-11.65">
            <text:p>-11.65</text:p>
          </table:table-cell>
        </table:table-row>
        <table:table-row table:style-name="ro1">
          <table:table-cell office:value-type="float" office:value="20160404">
            <text:p>20160404</text:p>
          </table:table-cell>
          <table:table-cell office:value-type="float" office:value="20160401">
            <text:p>20160401</text:p>
          </table:table-cell>
          <table:table-cell office:value-type="float" office:value="-50">
            <text:p>-50</text:p>
          </table:table-cell>
          <table:table-cell office:value-type="string">
            <text:p> </text:p>
          </table:table-cell>
          <table:table-cell office:value-type="string">
            <text:p>ALBEMARLE CORP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19.96">
            <text:p>19.96</text:p>
          </table:table-cell>
        </table:table-row>
        <table:table-row table:style-name="ro1">
          <table:table-cell table:number-columns-repeated="2" table:style-name="ce2" office:value-type="float" office:value="20160401">
            <text:p>20160401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BEMARLE CORP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1.65">
            <text:p>11.65</text:p>
          </table:table-cell>
        </table:table-row>
        <table:table-row table:style-name="ro1">
          <table:table-cell table:number-columns-repeated="2" office:value-type="float" office:value="20160401">
            <text:p>2016040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0.76394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331">
            <text:p>2016033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NRT</text:p>
          </table:table-cell>
          <table:table-cell table:style-name="ce2" table:number-columns-repeated="2"/>
          <table:table-cell table:style-name="ce2" office:value-type="float" office:value="-0.33">
            <text:p>-0.33</text:p>
          </table:table-cell>
        </table:table-row>
        <table:table-row table:style-name="ro1">
          <table:table-cell table:number-columns-repeated="2" office:value-type="float" office:value="20160331">
            <text:p>201603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2860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331">
            <text:p>2016033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2.25">
            <text:p>2.25</text:p>
          </table:table-cell>
        </table:table-row>
        <table:table-row table:style-name="ro1">
          <table:table-cell table:number-columns-repeated="2" office:value-type="float" office:value="20160331">
            <text:p>201603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2860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324">
            <text:p>20160324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27.75">
            <text:p>27.75</text:p>
          </table:table-cell>
        </table:table-row>
        <table:table-row table:style-name="ro1">
          <table:table-cell table:number-columns-repeated="2" office:value-type="float" office:value="20160324">
            <text:p>2016032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279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311">
            <text:p>20160311</text:p>
          </table:table-cell>
          <table:table-cell table:style-name="ce2" office:value-type="float" office:value="20160316">
            <text:p>20160316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ANADIAN SOLAR INC</text:p>
          </table:table-cell>
          <table:table-cell table:style-name="ce2" office:value-type="string">
            <text:p>BUY</text:p>
          </table:table-cell>
          <table:table-cell table:style-name="ce2" office:value-type="float" office:value="19.7799">
            <text:p>19.7799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-672.8">
            <text:p>-672.8</text:p>
          </table:table-cell>
        </table:table-row>
        <table:table-row table:style-name="ro1">
          <table:table-cell office:value-type="float" office:value="20160307">
            <text:p>20160307</text:p>
          </table:table-cell>
          <table:table-cell office:value-type="float" office:value="20160310">
            <text:p>20160310</text:p>
          </table:table-cell>
          <table:table-cell office:value-type="float" office:value="100">
            <text:p>100</text:p>
          </table:table-cell>
          <table:table-cell office:value-type="string">
            <text:p> </text:p>
          </table:table-cell>
          <table:table-cell office:value-type="string">
            <text:p>MARKET VECTORS RUSSIA ETF</text:p>
          </table:table-cell>
          <table:table-cell office:value-type="string">
            <text:p>SELL</text:p>
          </table:table-cell>
          <table:table-cell office:value-type="float" office:value="16.005">
            <text:p>16.005</text:p>
          </table:table-cell>
          <table:table-cell office:value-type="float" office:value="6.88">
            <text:p>6.88</text:p>
          </table:table-cell>
          <table:table-cell office:value-type="float" office:value="2086.16">
            <text:p>2086.16</text:p>
          </table:table-cell>
        </table:table-row>
        <table:table-row table:style-name="ro1">
          <table:table-cell table:style-name="ce2" office:value-type="float" office:value="20160301">
            <text:p>20160301</text:p>
          </table:table-cell>
          <table:table-cell table:style-name="ce2" office:value-type="float" office:value="20160304">
            <text:p>2016030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MARKET VECTORS RUSSIA ETF</text:p>
          </table:table-cell>
          <table:table-cell table:style-name="ce2" office:value-type="string">
            <text:p>SELL</text:p>
          </table:table-cell>
          <table:table-cell table:style-name="ce2" office:value-type="float" office:value="15.07">
            <text:p>15.07</text:p>
          </table:table-cell>
          <table:table-cell table:style-name="ce2" office:value-type="float" office:value="6.88">
            <text:p>6.88</text:p>
          </table:table-cell>
          <table:table-cell table:style-name="ce2" office:value-type="float" office:value="1984.61">
            <text:p>1984.61</text:p>
          </table:table-cell>
        </table:table-row>
        <table:table-row table:style-name="ro1">
          <table:table-cell office:value-type="float" office:value="20160223">
            <text:p>20160223</text:p>
          </table:table-cell>
          <table:table-cell office:value-type="float" office:value="20160226">
            <text:p>20160226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BUY</text:p>
          </table:table-cell>
          <table:table-cell office:value-type="float" office:value="95">
            <text:p>95</text:p>
          </table:table-cell>
          <table:table-cell office:value-type="float" office:value="6.88">
            <text:p>6.88</text:p>
          </table:table-cell>
          <table:table-cell office:value-type="float" office:value="-2660.86">
            <text:p>-2660.86</text:p>
          </table:table-cell>
        </table:table-row>
        <table:table-row table:style-name="ro1">
          <table:table-cell table:number-columns-repeated="2" table:style-name="ce2" office:value-type="float" office:value="20160222">
            <text:p>20160222</text:p>
          </table:table-cell>
          <table:table-cell table:style-name="ce2" office:value-type="float" office:value="6570">
            <text:p>657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EFT GIC 2.6% 21FB19A</text:p>
          </table:table-cell>
          <table:table-cell table:style-name="ce2" office:value-type="string">
            <text:p>INT</text:p>
          </table:table-cell>
          <table:table-cell table:style-name="ce2" table:number-columns-repeated="2"/>
          <table:table-cell table:style-name="ce2" office:value-type="float" office:value="170.82">
            <text:p>170.82</text:p>
          </table:table-cell>
        </table:table-row>
        <table:table-row table:style-name="ro1">
          <table:table-cell office:value-type="float" office:value="20160218">
            <text:p>20160218</text:p>
          </table:table-cell>
          <table:table-cell office:value-type="float" office:value="20160223">
            <text:p>20160223</text:p>
          </table:table-cell>
          <table:table-cell office:value-type="float" office:value="50">
            <text:p>50</text:p>
          </table:table-cell>
          <table:table-cell office:value-type="string">
            <text:p> </text:p>
          </table:table-cell>
          <table:table-cell office:value-type="string">
            <text:p>ALBEMARLE CORP</text:p>
          </table:table-cell>
          <table:table-cell office:value-type="string">
            <text:p>BUY</text:p>
          </table:table-cell>
          <table:table-cell office:value-type="float" office:value="51">
            <text:p>51</text:p>
          </table:table-cell>
          <table:table-cell office:value-type="float" office:value="6.88">
            <text:p>6.88</text:p>
          </table:table-cell>
          <table:table-cell office:value-type="float" office:value="-3563.52">
            <text:p>-3563.52</text:p>
          </table:table-cell>
        </table:table-row>
        <table:table-row table:style-name="ro1">
          <table:table-cell table:number-columns-repeated="2" table:style-name="ce2" office:value-type="float" office:value="20160211">
            <text:p>2016021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7.24">
            <text:p>7.24</text:p>
          </table:table-cell>
        </table:table-row>
        <table:table-row table:style-name="ro1">
          <table:table-cell table:number-columns-repeated="2" office:value-type="float" office:value="20160211">
            <text:p>2016021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925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203">
            <text:p>20160203</text:p>
          </table:table-cell>
          <table:table-cell table:style-name="ce2" office:value-type="float" office:value="10000">
            <text:p>100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EFT GIC 1.57% 3FB16A</text:p>
          </table:table-cell>
          <table:table-cell table:style-name="ce2" office:value-type="string">
            <text:p>INT</text:p>
          </table:table-cell>
          <table:table-cell table:style-name="ce2" table:number-columns-repeated="2"/>
          <table:table-cell table:style-name="ce2" office:value-type="float" office:value="157">
            <text:p>157</text:p>
          </table:table-cell>
        </table:table-row>
        <table:table-row table:style-name="ro1">
          <table:table-cell table:number-columns-repeated="2" office:value-type="float" office:value="20160203">
            <text:p>20160203</text:p>
          </table:table-cell>
          <table:table-cell office:value-type="float" office:value="-10000">
            <text:p>-10000</text:p>
          </table:table-cell>
          <table:table-cell office:value-type="string">
            <text:p> </text:p>
          </table:table-cell>
          <table:table-cell office:value-type="string">
            <text:p>EFT GIC 1.57% 3FB16A</text:p>
          </table:table-cell>
          <table:table-cell office:value-type="string">
            <text:p>RED</text:p>
          </table:table-cell>
          <table:table-cell table:number-columns-repeated="2"/>
          <table:table-cell office:value-type="float" office:value="10000">
            <text:p>10000</text:p>
          </table:table-cell>
        </table:table-row>
        <table:table-row table:style-name="ro1">
          <table:table-cell table:number-columns-repeated="2" table:style-name="ce2" office:value-type="float" office:value="20160201">
            <text:p>20160201</text:p>
          </table:table-cell>
          <table:table-cell table:style-name="ce2" office:value-type="float" office:value="300">
            <text:p>3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BOMBARDIER 5.476% S3 PFD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58.76">
            <text:p>58.76</text:p>
          </table:table-cell>
        </table:table-row>
        <table:table-row table:style-name="ro1">
          <table:table-cell table:number-columns-repeated="2" office:value-type="float" office:value="20160129">
            <text:p>201601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LIENT GESTURE</text:p>
          </table:table-cell>
          <table:table-cell office:value-type="string">
            <text:p>C0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number-columns-repeated="2" table:style-name="ce2" office:value-type="float" office:value="20160129">
            <text:p>2016012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REIMB COMM FEE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60129">
            <text:p>201601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6Y0R1YS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60125">
            <text:p>20160125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ELECTRIC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8.16">
            <text:p>8.16</text:p>
          </table:table-cell>
        </table:table-row>
        <table:table-row table:style-name="ro1">
          <table:table-cell table:number-columns-repeated="2" office:value-type="float" office:value="20160125">
            <text:p>20160125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4193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60122">
            <text:p>20160122</text:p>
          </table:table-cell>
          <table:table-cell table:style-name="ce2" office:value-type="float" office:value="20160127">
            <text:p>2016012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FIRST SOLAR INC</text:p>
          </table:table-cell>
          <table:table-cell table:style-name="ce2" office:value-type="string">
            <text:p>SELL</text:p>
          </table:table-cell>
          <table:table-cell table:style-name="ce2" office:value-type="float" office:value="65.1">
            <text:p>65.1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896.63">
            <text:p>896.63</text:p>
          </table:table-cell>
        </table:table-row>
        <table:table-row table:style-name="ro1">
          <table:table-cell office:value-type="float" office:value="20160119">
            <text:p>20160119</text:p>
          </table:table-cell>
          <table:table-cell office:value-type="float" office:value="20160122">
            <text:p>20160122</text:p>
          </table:table-cell>
          <table:table-cell office:value-type="float" office:value="50">
            <text:p>50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BUY</text:p>
          </table:table-cell>
          <table:table-cell office:value-type="float" office:value="19.0099">
            <text:p>19.0099</text:p>
          </table:table-cell>
          <table:table-cell office:value-type="float" office:value="8.88">
            <text:p>8.88</text:p>
          </table:table-cell>
          <table:table-cell office:value-type="float" office:value="-1414.61">
            <text:p>-1414.61</text:p>
          </table:table-cell>
        </table:table-row>
        <table:table-row table:style-name="ro1">
          <table:table-cell table:style-name="ce2" office:value-type="float" office:value="20160111">
            <text:p>20160111</text:p>
          </table:table-cell>
          <table:table-cell table:style-name="ce2" office:value-type="float" office:value="20160114">
            <text:p>20160114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BUY</text:p>
          </table:table-cell>
          <table:table-cell table:style-name="ce2" office:value-type="float" office:value="29.97">
            <text:p>29.97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1092.39">
            <text:p>-1092.39</text:p>
          </table:table-cell>
        </table:table-row>
        <table:table-row table:style-name="ro1">
          <table:table-cell office:value-type="float" office:value="20160107">
            <text:p>20160107</text:p>
          </table:table-cell>
          <table:table-cell office:value-type="float" office:value="20160112">
            <text:p>20160112</text:p>
          </table:table-cell>
          <table:table-cell office:value-type="float" office:value="200">
            <text:p>200</text:p>
          </table:table-cell>
          <table:table-cell office:value-type="string">
            <text:p> </text:p>
          </table:table-cell>
          <table:table-cell office:value-type="string">
            <text:p>BOMBARDIER 6.25% S4 CM PF</text:p>
          </table:table-cell>
          <table:table-cell office:value-type="string">
            <text:p>SELL</text:p>
          </table:table-cell>
          <table:table-cell office:value-type="float" office:value="12.6">
            <text:p>12.6</text:p>
          </table:table-cell>
          <table:table-cell office:value-type="float" office:value="8.88">
            <text:p>8.88</text:p>
          </table:table-cell>
          <table:table-cell office:value-type="float" office:value="2511.12">
            <text:p>2511.12</text:p>
          </table:table-cell>
        </table:table-row>
        <table:table-row table:style-name="ro1">
          <table:table-cell table:style-name="ce2" office:value-type="float" office:value="20160105">
            <text:p>20160105</text:p>
          </table:table-cell>
          <table:table-cell table:style-name="ce2" office:value-type="float" office:value="20160108">
            <text:p>2016010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MAZON COM INC</text:p>
          </table:table-cell>
          <table:table-cell table:style-name="ce2" office:value-type="string">
            <text:p>BUY</text:p>
          </table:table-cell>
          <table:table-cell table:style-name="ce2" office:value-type="float" office:value="636.6799">
            <text:p>636.6799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1817.45">
            <text:p>-1817.45</text:p>
          </table:table-cell>
        </table:table-row>
        <table:table-row table:style-name="ro1">
          <table:table-cell office:value-type="float" office:value="20160104">
            <text:p>20160104</text:p>
          </table:table-cell>
          <table:table-cell office:value-type="float" office:value="20160107">
            <text:p>20160107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SELL</text:p>
          </table:table-cell>
          <table:table-cell office:value-type="float" office:value="27.8501">
            <text:p>27.8501</text:p>
          </table:table-cell>
          <table:table-cell office:value-type="float" office:value="8.88">
            <text:p>8.88</text:p>
          </table:table-cell>
          <table:table-cell office:value-type="float" office:value="1520.49">
            <text:p>1520.49</text:p>
          </table:table-cell>
        </table:table-row>
        <table:table-row table:style-name="ro1">
          <table:table-cell table:number-columns-repeated="2" table:style-name="ce2" office:value-type="float" office:value="20151231">
            <text:p>2015123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NRT</text:p>
          </table:table-cell>
          <table:table-cell table:style-name="ce2" table:number-columns-repeated="2"/>
          <table:table-cell table:style-name="ce2" office:value-type="float" office:value="-0.36">
            <text:p>-0.36</text:p>
          </table:table-cell>
        </table:table-row>
        <table:table-row table:style-name="ro1">
          <table:table-cell table:number-columns-repeated="2" office:value-type="float" office:value="20151231">
            <text:p>201512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888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1231">
            <text:p>2015123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2.43">
            <text:p>2.43</text:p>
          </table:table-cell>
        </table:table-row>
        <table:table-row table:style-name="ro1">
          <table:table-cell table:number-columns-repeated="2" office:value-type="float" office:value="20151231">
            <text:p>2015123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888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1229">
            <text:p>20151229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4.94">
            <text:p>14.94</text:p>
          </table:table-cell>
        </table:table-row>
        <table:table-row table:style-name="ro1">
          <table:table-cell table:number-columns-repeated="2" office:value-type="float" office:value="20151229">
            <text:p>201512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832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1229">
            <text:p>20151229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MARKET VECTORS RUSSIA ETF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43.58">
            <text:p>143.58</text:p>
          </table:table-cell>
        </table:table-row>
        <table:table-row table:style-name="ro1">
          <table:table-cell table:number-columns-repeated="2" office:value-type="float" office:value="20151229">
            <text:p>201512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832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51208">
            <text:p>20151208</text:p>
          </table:table-cell>
          <table:table-cell table:style-name="ce2" office:value-type="float" office:value="20151211">
            <text:p>20151211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FIRST SOLAR INC</text:p>
          </table:table-cell>
          <table:table-cell table:style-name="ce2" office:value-type="string">
            <text:p>SELL</text:p>
          </table:table-cell>
          <table:table-cell table:style-name="ce2" office:value-type="float" office:value="58.43">
            <text:p>58.43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2729.03">
            <text:p>2729.03</text:p>
          </table:table-cell>
        </table:table-row>
        <table:table-row table:style-name="ro1">
          <table:table-cell office:value-type="float" office:value="20151208">
            <text:p>20151208</text:p>
          </table:table-cell>
          <table:table-cell office:value-type="float" office:value="20151211">
            <text:p>20151211</text:p>
          </table:table-cell>
          <table:table-cell office:value-type="float" office:value="200">
            <text:p>200</text:p>
          </table:table-cell>
          <table:table-cell office:value-type="string">
            <text:p> </text:p>
          </table:table-cell>
          <table:table-cell office:value-type="string">
            <text:p>BOMBARDIER 6.25% S4 CM PF</text:p>
          </table:table-cell>
          <table:table-cell office:value-type="string">
            <text:p>BUY</text:p>
          </table:table-cell>
          <table:table-cell office:value-type="float" office:value="9.97">
            <text:p>9.97</text:p>
          </table:table-cell>
          <table:table-cell office:value-type="float" office:value="8.88">
            <text:p>8.88</text:p>
          </table:table-cell>
          <table:table-cell office:value-type="float" office:value="-2002.88">
            <text:p>-2002.88</text:p>
          </table:table-cell>
        </table:table-row>
        <table:table-row table:style-name="ro1">
          <table:table-cell table:style-name="ce2" office:value-type="float" office:value="20151208">
            <text:p>20151208</text:p>
          </table:table-cell>
          <table:table-cell table:style-name="ce2" office:value-type="float" office:value="20151211">
            <text:p>20151211</text:p>
          </table:table-cell>
          <table:table-cell table:style-name="ce2" office:value-type="float" office:value="200">
            <text:p>2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MARKET VECTORS RUSSIA ETF</text:p>
          </table:table-cell>
          <table:table-cell table:style-name="ce2" office:value-type="string">
            <text:p>BUY</text:p>
          </table:table-cell>
          <table:table-cell table:style-name="ce2" office:value-type="float" office:value="15.29">
            <text:p>15.29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4224.01">
            <text:p>-4224.01</text:p>
          </table:table-cell>
        </table:table-row>
        <table:table-row table:style-name="ro1">
          <table:table-cell office:value-type="float" office:value="20151116">
            <text:p>20151116</text:p>
          </table:table-cell>
          <table:table-cell office:value-type="float" office:value="20151119">
            <text:p>20151119</text:p>
          </table:table-cell>
          <table:table-cell office:value-type="float" office:value="300">
            <text:p>300</text:p>
          </table:table-cell>
          <table:table-cell office:value-type="string">
            <text:p> </text:p>
          </table:table-cell>
          <table:table-cell office:value-type="string">
            <text:p>BOMBARDIER 5.476% S3 PFD</text:p>
          </table:table-cell>
          <table:table-cell office:value-type="string">
            <text:p>BUY</text:p>
          </table:table-cell>
          <table:table-cell office:value-type="float" office:value="5.99">
            <text:p>5.99</text:p>
          </table:table-cell>
          <table:table-cell office:value-type="float" office:value="8.88">
            <text:p>8.88</text:p>
          </table:table-cell>
          <table:table-cell office:value-type="float" office:value="-1805.88">
            <text:p>-1805.88</text:p>
          </table:table-cell>
        </table:table-row>
        <table:table-row table:style-name="ro1">
          <table:table-cell table:style-name="ce2" office:value-type="float" office:value="20151116">
            <text:p>20151116</text:p>
          </table:table-cell>
          <table:table-cell table:style-name="ce2" office:value-type="float" office:value="20151119">
            <text:p>20151119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ELECTRIC COMPANY</text:p>
          </table:table-cell>
          <table:table-cell table:style-name="ce2" office:value-type="string">
            <text:p>SELL</text:p>
          </table:table-cell>
          <table:table-cell table:style-name="ce2" office:value-type="float" office:value="30.385">
            <text:p>30.385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2184.21">
            <text:p>2184.21</text:p>
          </table:table-cell>
        </table:table-row>
        <table:table-row table:style-name="ro1">
          <table:table-cell table:number-columns-repeated="2" office:value-type="float" office:value="20151112">
            <text:p>20151112</text:p>
          </table:table-cell>
          <table:table-cell office:value-type="float" office:value="5000">
            <text:p>5000</text:p>
          </table:table-cell>
          <table:table-cell office:value-type="string">
            <text:p> </text:p>
          </table:table-cell>
          <table:table-cell office:value-type="string">
            <text:p>HOME TRUST COMPANY ANN GIC 1.7% 14NOV16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5000">
            <text:p>-5000</text:p>
          </table:table-cell>
        </table:table-row>
        <table:table-row table:style-name="ro1">
          <table:table-cell table:number-columns-repeated="2" table:style-name="ce2" office:value-type="float" office:value="20151112">
            <text:p>2015111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6.93">
            <text:p>6.93</text:p>
          </table:table-cell>
        </table:table-row>
        <table:table-row table:style-name="ro1">
          <table:table-cell table:number-columns-repeated="2" office:value-type="float" office:value="20151112">
            <text:p>2015111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329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51028">
            <text:p>20151028</text:p>
          </table:table-cell>
          <table:table-cell table:style-name="ce2" office:value-type="float" office:value="20151102">
            <text:p>2015110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FIRST SOLAR INC</text:p>
          </table:table-cell>
          <table:table-cell table:style-name="ce2" office:value-type="string">
            <text:p>BUY</text:p>
          </table:table-cell>
          <table:table-cell table:style-name="ce2" office:value-type="float" office:value="49.39">
            <text:p>49.39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1332.96">
            <text:p>-1332.96</text:p>
          </table:table-cell>
        </table:table-row>
        <table:table-row table:style-name="ro1">
          <table:table-cell table:number-columns-repeated="2" office:value-type="float" office:value="20151026">
            <text:p>20151026</text:p>
          </table:table-cell>
          <table:table-cell office:value-type="float" office:value="80">
            <text:p>80</text:p>
          </table:table-cell>
          <table:table-cell office:value-type="string">
            <text:p> </text:p>
          </table:table-cell>
          <table:table-cell office:value-type="string">
            <text:p>GENERAL ELECTRIC COMPANY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24.18">
            <text:p>24.18</text:p>
          </table:table-cell>
        </table:table-row>
        <table:table-row table:style-name="ro1">
          <table:table-cell table:number-columns-repeated="2" table:style-name="ce2" office:value-type="float" office:value="20151026">
            <text:p>2015102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3141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51020">
            <text:p>2015102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/>
          <table:table-cell office:value-type="string">
            <text:p>CONT</text:p>
          </table:table-cell>
          <table:table-cell table:number-columns-repeated="2"/>
          <table:table-cell office:value-type="float" office:value="10000">
            <text:p>10000</text:p>
          </table:table-cell>
        </table:table-row>
        <table:table-row table:style-name="ro1">
          <table:table-cell table:number-columns-repeated="2" table:style-name="ce2" office:value-type="float" office:value="20151005">
            <text:p>2015100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LPHABET INC CL-A</text:p>
          </table:table-cell>
          <table:table-cell table:style-name="ce2" office:value-type="string">
            <text:p>EXCH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51005">
            <text:p>20151005</text:p>
          </table:table-cell>
          <table:table-cell office:value-type="float" office:value="2">
            <text:p>2</text:p>
          </table:table-cell>
          <table:table-cell office:value-type="string">
            <text:p> </text:p>
          </table:table-cell>
          <table:table-cell office:value-type="string">
            <text:p>ALPHABET INC CL-C</text:p>
          </table:table-cell>
          <table:table-cell office:value-type="string">
            <text:p>EXCH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1005">
            <text:p>20151005</text:p>
          </table:table-cell>
          <table:table-cell table:style-name="ce2" office:value-type="float" office:value="-2">
            <text:p>-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OOGLE INC CL-A *</text:p>
          </table:table-cell>
          <table:table-cell table:style-name="ce2" office:value-type="string">
            <text:p>EXCH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51005">
            <text:p>20151005</text:p>
          </table:table-cell>
          <table:table-cell office:value-type="float" office:value="-2">
            <text:p>-2</text:p>
          </table:table-cell>
          <table:table-cell office:value-type="string">
            <text:p> </text:p>
          </table:table-cell>
          <table:table-cell office:value-type="string">
            <text:p>GOOGLE INC CL-C *</text:p>
          </table:table-cell>
          <table:table-cell office:value-type="string">
            <text:p>EXCH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0930">
            <text:p>20150930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NRT</text:p>
          </table:table-cell>
          <table:table-cell table:style-name="ce2" table:number-columns-repeated="2"/>
          <table:table-cell table:style-name="ce2" office:value-type="float" office:value="-0.35">
            <text:p>-0.35</text:p>
          </table:table-cell>
        </table:table-row>
        <table:table-row table:style-name="ro1">
          <table:table-cell table:number-columns-repeated="2" office:value-type="float" office:value="20150930">
            <text:p>2015093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365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0930">
            <text:p>20150930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HICAGO BRIDGE &amp; IRON N.V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2.34">
            <text:p>2.34</text:p>
          </table:table-cell>
        </table:table-row>
        <table:table-row table:style-name="ro1">
          <table:table-cell table:number-columns-repeated="2" office:value-type="float" office:value="20150930">
            <text:p>2015093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365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50929">
            <text:p>20150929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4.47">
            <text:p>14.47</text:p>
          </table:table-cell>
        </table:table-row>
        <table:table-row table:style-name="ro1">
          <table:table-cell table:number-columns-repeated="2" office:value-type="float" office:value="20150929">
            <text:p>2015092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3400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float" office:value="20150825">
            <text:p>20150825</text:p>
          </table:table-cell>
          <table:table-cell table:style-name="ce2" office:value-type="float" office:value="20150828">
            <text:p>20150828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ELECTRIC COMPANY</text:p>
          </table:table-cell>
          <table:table-cell table:style-name="ce2" office:value-type="string">
            <text:p>BUY</text:p>
          </table:table-cell>
          <table:table-cell table:style-name="ce2" office:value-type="float" office:value="24.37">
            <text:p>24.37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2649.82">
            <text:p>-2649.82</text:p>
          </table:table-cell>
        </table:table-row>
        <table:table-row table:style-name="ro1">
          <table:table-cell office:value-type="float" office:value="20150825">
            <text:p>20150825</text:p>
          </table:table-cell>
          <table:table-cell office:value-type="float" office:value="20150828">
            <text:p>20150828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CHICAGO BRIDGE &amp; IRON N.V</text:p>
          </table:table-cell>
          <table:table-cell office:value-type="string">
            <text:p>BUY</text:p>
          </table:table-cell>
          <table:table-cell office:value-type="float" office:value="40.5499">
            <text:p>40.5499</text:p>
          </table:table-cell>
          <table:table-cell office:value-type="float" office:value="8.88">
            <text:p>8.88</text:p>
          </table:table-cell>
          <table:table-cell office:value-type="float" office:value="-1383.62">
            <text:p>-1383.62</text:p>
          </table:table-cell>
        </table:table-row>
        <table:table-row table:style-name="ro1">
          <table:table-cell table:style-name="ce2" office:value-type="float" office:value="20150814">
            <text:p>20150814</text:p>
          </table:table-cell>
          <table:table-cell table:style-name="ce2" office:value-type="float" office:value="20150819">
            <text:p>20150819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ENERAL MOTORS COMPANY</text:p>
          </table:table-cell>
          <table:table-cell table:style-name="ce2" office:value-type="string">
            <text:p>BUY</text:p>
          </table:table-cell>
          <table:table-cell table:style-name="ce2" office:value-type="float" office:value="31.2999">
            <text:p>31.2999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1258.6">
            <text:p>-1258.6</text:p>
          </table:table-cell>
        </table:table-row>
        <table:table-row table:style-name="ro1">
          <table:table-cell table:number-columns-repeated="2" office:value-type="float" office:value="20150813">
            <text:p>20150813</text:p>
          </table:table-cell>
          <table:table-cell office:value-type="float" office:value="10">
            <text:p>1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6.79">
            <text:p>6.79</text:p>
          </table:table-cell>
        </table:table-row>
        <table:table-row table:style-name="ro1">
          <table:table-cell table:number-columns-repeated="2" table:style-name="ce2" office:value-type="float" office:value="20150813">
            <text:p>2015081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3055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50720">
            <text:p>20150720</text:p>
          </table:table-cell>
          <table:table-cell office:value-type="float" office:value="20150723">
            <text:p>20150723</text:p>
          </table:table-cell>
          <table:table-cell office:value-type="float" office:value="8">
            <text:p>8</text:p>
          </table:table-cell>
          <table:table-cell office:value-type="string">
            <text:p> </text:p>
          </table:table-cell>
          <table:table-cell office:value-type="string">
            <text:p>TESLA MOTORS INC</text:p>
          </table:table-cell>
          <table:table-cell office:value-type="string">
            <text:p>SELL</text:p>
          </table:table-cell>
          <table:table-cell office:value-type="float" office:value="280">
            <text:p>280</text:p>
          </table:table-cell>
          <table:table-cell office:value-type="float" office:value="8.88">
            <text:p>8.88</text:p>
          </table:table-cell>
          <table:table-cell office:value-type="float" office:value="2858.89">
            <text:p>2858.89</text:p>
          </table:table-cell>
        </table:table-row>
        <table:table-row table:style-name="ro1">
          <table:table-cell table:style-name="ce2" office:value-type="float" office:value="20150708">
            <text:p>20150708</text:p>
          </table:table-cell>
          <table:table-cell table:style-name="ce2" office:value-type="float" office:value="20150713">
            <text:p>2015071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FIRST SOLAR INC</text:p>
          </table:table-cell>
          <table:table-cell table:style-name="ce2" office:value-type="string">
            <text:p>BUY</text:p>
          </table:table-cell>
          <table:table-cell table:style-name="ce2" office:value-type="float" office:value="43.6599">
            <text:p>43.6599</text:p>
          </table:table-cell>
          <table:table-cell table:style-name="ce2" office:value-type="float" office:value="8.88">
            <text:p>8.88</text:p>
          </table:table-cell>
          <table:table-cell table:style-name="ce2" office:value-type="float" office:value="-1140.09">
            <text:p>-1140.09</text:p>
          </table:table-cell>
        </table:table-row>
        <table:table-row table:style-name="ro1">
          <table:table-cell office:value-type="float" office:value="20150708">
            <text:p>20150708</text:p>
          </table:table-cell>
          <table:table-cell office:value-type="float" office:value="20150713">
            <text:p>20150713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CANADIAN SOLAR INC</text:p>
          </table:table-cell>
          <table:table-cell office:value-type="string">
            <text:p>BUY</text:p>
          </table:table-cell>
          <table:table-cell office:value-type="float" office:value="24.5299">
            <text:p>24.5299</text:p>
          </table:table-cell>
          <table:table-cell office:value-type="float" office:value="8.88">
            <text:p>8.88</text:p>
          </table:table-cell>
          <table:table-cell office:value-type="float" office:value="-1279.68">
            <text:p>-1279.68</text:p>
          </table:table-cell>
        </table:table-row>
        <table:table-row table:style-name="ro1">
          <table:table-cell table:number-columns-repeated="2" table:style-name="ce2" office:value-type="float" office:value="20150706">
            <text:p>2015070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/>
          <table:table-cell table:style-name="ce2" office:value-type="string">
            <text:p>CONT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number-columns-repeated="2" office:value-type="float" office:value="20150514">
            <text:p>20150514</text:p>
          </table:table-cell>
          <table:table-cell office:value-type="float" office:value="10">
            <text:p>1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6.2">
            <text:p>6.2</text:p>
          </table:table-cell>
        </table:table-row>
        <table:table-row table:style-name="ro1">
          <table:table-cell table:number-columns-repeated="2" table:style-name="ce2" office:value-type="float" office:value="20150514">
            <text:p>2015051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1927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50512">
            <text:p>20150512</text:p>
          </table:table-cell>
          <table:table-cell office:value-type="float" office:value="20150504">
            <text:p>2015050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GOOGLE INC CL-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3.55">
            <text:p>3.55</text:p>
          </table:table-cell>
        </table:table-row>
        <table:table-row table:style-name="ro1">
          <table:table-cell table:style-name="ce2" office:value-type="float" office:value="20150511">
            <text:p>20150511</text:p>
          </table:table-cell>
          <table:table-cell table:style-name="ce2" office:value-type="float" office:value="20150504">
            <text:p>2015050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OOGLE INC CL-C</text:p>
          </table:table-cell>
          <table:table-cell table:style-name="ce2" office:value-type="string">
            <text:p>CXLSTK</text:p>
          </table:table-cell>
          <table:table-cell table:style-name="ce2" table:number-columns-repeated="2"/>
          <table:table-cell table:style-name="ce2" office:value-type="float" office:value="-3.58">
            <text:p>-3.58</text:p>
          </table:table-cell>
        </table:table-row>
        <table:table-row table:style-name="ro1">
          <table:table-cell office:value-type="float" office:value="20150511">
            <text:p>20150511</text:p>
          </table:table-cell>
          <table:table-cell office:value-type="float" office:value="20150504">
            <text:p>2015050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GOOGLE INC CL-C</text:p>
          </table:table-cell>
          <table:table-cell office:value-type="string">
            <text:p>CXLSTK</text:p>
          </table:table-cell>
          <table:table-cell table:number-columns-repeated="2"/>
          <table:table-cell office:value-type="float" office:value="3.58">
            <text:p>3.58</text:p>
          </table:table-cell>
        </table:table-row>
        <table:table-row table:style-name="ro1">
          <table:table-cell table:number-columns-repeated="2" table:style-name="ce2" office:value-type="float" office:value="20150504">
            <text:p>20150504</text:p>
          </table:table-cell>
          <table:table-cell table:style-name="ce2" office:value-type="float" office:value="-2">
            <text:p>-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OOGLE INC CL-C</text:p>
          </table:table-cell>
          <table:table-cell table:style-name="ce2" office:value-type="string">
            <text:p>STKDIV</text:p>
          </table:table-cell>
          <table:table-cell table:style-name="ce2" table:number-columns-repeated="2"/>
          <table:table-cell table:style-name="ce2" office:value-type="float" office:value="3.58">
            <text:p>3.58</text:p>
          </table:table-cell>
        </table:table-row>
        <table:table-row table:style-name="ro1">
          <table:table-cell table:number-columns-repeated="2" office:value-type="float" office:value="20150504">
            <text:p>2015050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GOOGLE INC CL-C</text:p>
          </table:table-cell>
          <table:table-cell office:value-type="string">
            <text:p>STKDIV</text:p>
          </table:table-cell>
          <table:table-cell table:number-columns-repeated="2"/>
          <table:table-cell office:value-type="float" office:value="-3.58">
            <text:p>-3.58</text:p>
          </table:table-cell>
        </table:table-row>
        <table:table-row table:style-name="ro1">
          <table:table-cell table:number-columns-repeated="2" table:style-name="ce2" office:value-type="float" office:value="20150223">
            <text:p>20150223</text:p>
          </table:table-cell>
          <table:table-cell table:style-name="ce2" office:value-type="float" office:value="6570">
            <text:p>657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EFT GIC 2.6% 21FB19A</text:p>
          </table:table-cell>
          <table:table-cell table:style-name="ce2" office:value-type="string">
            <text:p>INT</text:p>
          </table:table-cell>
          <table:table-cell table:style-name="ce2" table:number-columns-repeated="2"/>
          <table:table-cell table:style-name="ce2" office:value-type="float" office:value="170.82">
            <text:p>170.82</text:p>
          </table:table-cell>
        </table:table-row>
        <table:table-row table:style-name="ro1">
          <table:table-cell table:number-columns-repeated="2" office:value-type="float" office:value="20150212">
            <text:p>20150212</text:p>
          </table:table-cell>
          <table:table-cell office:value-type="float" office:value="10">
            <text:p>10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5.9">
            <text:p>5.9</text:p>
          </table:table-cell>
        </table:table-row>
        <table:table-row table:style-name="ro1">
          <table:table-cell table:number-columns-repeated="2" table:style-name="ce2" office:value-type="float" office:value="20150212">
            <text:p>201502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2548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50204">
            <text:p>20150204</text:p>
          </table:table-cell>
          <table:table-cell office:value-type="float" office:value="20150209">
            <text:p>20150209</text:p>
          </table:table-cell>
          <table:table-cell office:value-type="float" office:value="5">
            <text:p>5</text:p>
          </table:table-cell>
          <table:table-cell office:value-type="string">
            <text:p> </text:p>
          </table:table-cell>
          <table:table-cell office:value-type="string">
            <text:p>FIRST SOLAR INC</text:p>
          </table:table-cell>
          <table:table-cell office:value-type="string">
            <text:p>BUY</text:p>
          </table:table-cell>
          <table:table-cell office:value-type="float" office:value="47.8399">
            <text:p>47.8399</text:p>
          </table:table-cell>
          <table:table-cell office:value-type="float" office:value="9.88">
            <text:p>9.88</text:p>
          </table:table-cell>
          <table:table-cell office:value-type="float" office:value="-317.5">
            <text:p>-317.5</text:p>
          </table:table-cell>
        </table:table-row>
        <table:table-row table:style-name="ro1">
          <table:table-cell table:number-columns-repeated="2" table:style-name="ce2" office:value-type="float" office:value="20150203">
            <text:p>20150203</text:p>
          </table:table-cell>
          <table:table-cell table:style-name="ce2" office:value-type="float" office:value="10000">
            <text:p>1000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EQUITY FINANCIAL TRUST ANN GIC 1.57% 3FEB16</text:p>
          </table:table-cell>
          <table:table-cell table:style-name="ce2" office:value-type="string">
            <text:p>BUY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0000">
            <text:p>-10000</text:p>
          </table:table-cell>
        </table:table-row>
        <table:table-row table:style-name="ro1">
          <table:table-cell table:number-columns-repeated="2" office:value-type="float" office:value="20150128">
            <text:p>20150128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/>
          <table:table-cell office:value-type="string">
            <text:p>CONT</text:p>
          </table:table-cell>
          <table:table-cell table:number-columns-repeated="2"/>
          <table:table-cell office:value-type="float" office:value="10000">
            <text:p>10000</text:p>
          </table:table-cell>
        </table:table-row>
        <table:table-row table:style-name="ro1">
          <table:table-cell table:style-name="ce2" office:value-type="float" office:value="20150122">
            <text:p>20150122</text:p>
          </table:table-cell>
          <table:table-cell table:style-name="ce2" office:value-type="float" office:value="20150127">
            <text:p>20150127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TESLA MOTORS INC</text:p>
          </table:table-cell>
          <table:table-cell table:style-name="ce2" office:value-type="string">
            <text:p>BUY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9.88">
            <text:p>9.88</text:p>
          </table:table-cell>
          <table:table-cell table:style-name="ce2" office:value-type="float" office:value="-999.26">
            <text:p>-999.26</text:p>
          </table:table-cell>
        </table:table-row>
        <table:table-row table:style-name="ro1">
          <table:table-cell office:value-type="float" office:value="20150122">
            <text:p>20150122</text:p>
          </table:table-cell>
          <table:table-cell office:value-type="float" office:value="20150127">
            <text:p>20150127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office:value-type="string">
            <text:p>TESLA MOTORS INC</text:p>
          </table:table-cell>
          <table:table-cell office:value-type="string">
            <text:p>BUY</text:p>
          </table:table-cell>
          <table:table-cell office:value-type="float" office:value="201.28">
            <text:p>201.28</text:p>
          </table:table-cell>
          <table:table-cell office:value-type="float" office:value="9.88">
            <text:p>9.88</text:p>
          </table:table-cell>
          <table:table-cell office:value-type="float" office:value="-1025.84">
            <text:p>-1025.84</text:p>
          </table:table-cell>
        </table:table-row>
        <table:table-row table:style-name="ro1">
          <table:table-cell table:style-name="ce2" office:value-type="float" office:value="20141224">
            <text:p>20141224</text:p>
          </table:table-cell>
          <table:table-cell table:style-name="ce2" office:value-type="float" office:value="20141230">
            <text:p>2014123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SELL</text:p>
          </table:table-cell>
          <table:table-cell table:style-name="ce2" office:value-type="float" office:value="112.18">
            <text:p>112.18</text:p>
          </table:table-cell>
          <table:table-cell table:style-name="ce2" office:value-type="float" office:value="9.88">
            <text:p>9.88</text:p>
          </table:table-cell>
          <table:table-cell table:style-name="ce2" office:value-type="float" office:value="2298.25">
            <text:p>2298.25</text:p>
          </table:table-cell>
        </table:table-row>
        <table:table-row table:style-name="ro1">
          <table:table-cell table:number-columns-repeated="2" office:value-type="float" office:value="20141113">
            <text:p>2014111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14.92">
            <text:p>14.92</text:p>
          </table:table-cell>
        </table:table-row>
        <table:table-row table:style-name="ro1">
          <table:table-cell table:number-columns-repeated="2" table:style-name="ce2" office:value-type="float" office:value="20141113">
            <text:p>2014111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1335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20140820">
            <text:p>20140820</text:p>
          </table:table-cell>
          <table:table-cell office:value-type="float" office:value="20140825">
            <text:p>20140825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string">
            <text:p>ISHARES SILVER TRUST</text:p>
          </table:table-cell>
          <table:table-cell office:value-type="string">
            <text:p>SELL</text:p>
          </table:table-cell>
          <table:table-cell office:value-type="float" office:value="18.6801">
            <text:p>18.6801</text:p>
          </table:table-cell>
          <table:table-cell office:value-type="float" office:value="40.85">
            <text:p>40.85</text:p>
          </table:table-cell>
          <table:table-cell office:value-type="float" office:value="96.73">
            <text:p>96.73</text:p>
          </table:table-cell>
        </table:table-row>
        <table:table-row table:style-name="ro1">
          <table:table-cell table:number-columns-repeated="2" table:style-name="ce2" office:value-type="float" office:value="20140814">
            <text:p>2014081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4.34">
            <text:p>14.34</text:p>
          </table:table-cell>
        </table:table-row>
        <table:table-row table:style-name="ro1">
          <table:table-cell table:number-columns-repeated="2" office:value-type="float" office:value="20140814">
            <text:p>2014081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0899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40623">
            <text:p>2014062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2014 ADMINISTRATION FEE</text:p>
          </table:table-cell>
          <table:table-cell table:style-name="ce2" office:value-type="string">
            <text:p>FEE</text:p>
          </table:table-cell>
          <table:table-cell table:style-name="ce2" table:number-columns-repeated="2"/>
          <table:table-cell table:style-name="ce2" office:value-type="float" office:value="-100">
            <text:p>-100</text:p>
          </table:table-cell>
        </table:table-row>
        <table:table-row table:style-name="ro1">
          <table:table-cell table:number-columns-repeated="2" office:value-type="float" office:value="20140623">
            <text:p>2014062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GST CHARGED</text:p>
          </table:table-cell>
          <table:table-cell office:value-type="string">
            <text:p>GST</text:p>
          </table:table-cell>
          <table:table-cell table:number-columns-repeated="2"/>
          <table:table-cell office:value-type="float" office:value="-5">
            <text:p>-5</text:p>
          </table:table-cell>
        </table:table-row>
        <table:table-row table:style-name="ro1">
          <table:table-cell table:number-columns-repeated="2" table:style-name="ce2" office:value-type="float" office:value="20140623">
            <text:p>2014062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QUEBEC SALES TAX</text:p>
          </table:table-cell>
          <table:table-cell table:style-name="ce2" office:value-type="string">
            <text:p>QST</text:p>
          </table:table-cell>
          <table:table-cell table:style-name="ce2" table:number-columns-repeated="2"/>
          <table:table-cell table:style-name="ce2" office:value-type="float" office:value="-9.98">
            <text:p>-9.98</text:p>
          </table:table-cell>
        </table:table-row>
        <table:table-row table:style-name="ro1">
          <table:table-cell table:number-columns-repeated="2" office:value-type="float" office:value="20140612">
            <text:p>20140612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SPLI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40515">
            <text:p>2014051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APPLE INC</text:p>
          </table:table-cell>
          <table:table-cell table:style-name="ce2" office:value-type="string">
            <text:p>DIV</text:p>
          </table:table-cell>
          <table:table-cell table:style-name="ce2" table:number-columns-repeated="2"/>
          <table:table-cell table:style-name="ce2" office:value-type="float" office:value="14.31">
            <text:p>14.31</text:p>
          </table:table-cell>
        </table:table-row>
        <table:table-row table:style-name="ro1">
          <table:table-cell table:number-columns-repeated="2" office:value-type="float" office:value="20140515">
            <text:p>20140515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office:value-type="string">
            <text:p>CONVERT TO CAD @ 1.08740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2" table:style-name="ce2" office:value-type="float" office:value="20140408">
            <text:p>2014040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GOOGLE INC CL-C</text:p>
          </table:table-cell>
          <table:table-cell table:style-name="ce2" office:value-type="string">
            <text:p>STKDIV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0140221">
            <text:p>20140221</text:p>
          </table:table-cell>
          <table:table-cell office:value-type="float" office:value="6570">
            <text:p>6570</text:p>
          </table:table-cell>
          <table:table-cell office:value-type="string">
            <text:p> </text:p>
          </table:table-cell>
          <table:table-cell office:value-type="string">
            <text:p>EQUITY FINANCIAL TRUST ANN GIC 2.6% 21FEB19</text:p>
          </table:table-cell>
          <table:table-cell office:value-type="string">
            <text:p>BUY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6570">
            <text:p>-6570</text:p>
          </table:table-cell>
        </table:table-row>
        <table:table-row table:style-name="ro1">
          <table:table-cell table:style-name="ce2" office:value-type="float" office:value="20140214">
            <text:p>20140214</text:p>
          </table:table-cell>
          <table:table-cell table:style-name="ce2" office:value-type="float" office:value="20140213">
            <text:p>2014021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TRIBUTION</text:p>
          </table:table-cell>
          <table:table-cell table:style-name="ce2" office:value-type="string">
            <text:p>CONT</text:p>
          </table:table-cell>
          <table:table-cell table:style-name="ce2" table:number-columns-repeated="2"/>
          <table:table-cell table:style-name="ce2" office:value-type="float" office:value="5000">
            <text:p>5000</text:p>
          </table:table-cell>
        </table:table-row>
        <table:table-row table:style-name="ro1">
          <table:table-cell table:number-columns-repeated="2" office:value-type="float" office:value="20140213">
            <text:p>20140213</text:p>
          </table:table-cell>
          <table:table-cell office:value-type="float" office:value="4">
            <text:p>4</text:p>
          </table:table-cell>
          <table:table-cell office:value-type="string">
            <text:p> </text:p>
          </table:table-cell>
          <table:table-cell office:value-type="string">
            <text:p>APPLE INC</text:p>
          </table:table-cell>
          <table:table-cell office:value-type="string">
            <text:p>DIV</text:p>
          </table:table-cell>
          <table:table-cell table:number-columns-repeated="2"/>
          <table:table-cell office:value-type="float" office:value="13.43">
            <text:p>13.43</text:p>
          </table:table-cell>
        </table:table-row>
        <table:table-row table:style-name="ro1">
          <table:table-cell table:number-columns-repeated="2" table:style-name="ce2" office:value-type="float" office:value="20140213">
            <text:p>2014021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CONVERT TO CAD @ 1.10050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1/15/2016</text:date>, <text:time>15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ran Atoyan</meta:initial-creator>
    <meta:creation-date>2016-11-15T15:42:46</meta:creation-date>
    <dc:date>2016-11-15T15:46:40</dc:date>
    <dc:creator>Tigran Atoyan</dc:creator>
    <meta:editing-duration>PT3M55S</meta:editing-duration>
    <meta:editing-cycles>1</meta:editing-cycles>
    <meta:document-statistic meta:table-count="3" meta:cell-count="1340" meta:object-count="0"/>
    <meta:generator>OpenOffice/4.1.2$Unix OpenOffice.org_project/412m3$Build-9782</meta:generator>
  </office:meta>
</office:document-meta>
</file>